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4pt"/>
    </style:style>
    <style:style style:name="co2" style:family="table-column">
      <style:table-column-properties fo:break-before="auto" style:column-width="57.26pt"/>
    </style:style>
    <style:style style:name="co3" style:family="table-column">
      <style:table-column-properties fo:break-before="auto" style:column-width="63.64pt"/>
    </style:style>
    <style:style style:name="co4" style:family="table-column">
      <style:table-column-properties fo:break-before="auto" style:column-width="52.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1.09pt"/>
    </style:style>
    <style:style style:name="co10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des_planetes_na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UNITS USED (UA and UA/days and 10^23 kg)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rz</text:p>
          </table:table-cell>
          <table:table-cell table:style-name="ce2" office:value-type="string" calcext:value-type="string">
            <text:p>vx</text:p>
          </table:table-cell>
          <table:table-cell table:style-name="ce2" office:value-type="string" calcext:value-type="string">
            <text:p>vy</text:p>
          </table:table-cell>
          <table:table-cell table:style-name="ce2" office:value-type="string" calcext:value-type="string">
            <text:p>vz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3" office:value-type="float" office:value="-0.000755873532901788" calcext:value-type="float">
            <text:p>-7.56E-04</text:p>
          </table:table-cell>
          <table:table-cell table:style-name="ce3" office:value-type="float" office:value="0.00742885601101597" calcext:value-type="float">
            <text:p>7.43E-03</text:p>
          </table:table-cell>
          <table:table-cell table:style-name="ce3" office:value-type="float" office:value="-0.0000573717323597843" calcext:value-type="float">
            <text:p>-5.74E-05</text:p>
          </table:table-cell>
          <table:table-cell table:style-name="ce3" office:value-type="float" office:value="-0.00000785944972080335" calcext:value-type="float">
            <text:p>-7.86E-06</text:p>
          </table:table-cell>
          <table:table-cell table:style-name="ce3" office:value-type="float" office:value="0.00000197991435213265" calcext:value-type="float">
            <text:p>1.98E-06</text:p>
          </table:table-cell>
          <table:table-cell table:style-name="ce3" office:value-type="float" office:value="0.000000200851651057287" calcext:value-type="float">
            <text:p>2.01E-07</text:p>
          </table:table-cell>
          <table:table-cell table:style-name="ce3" office:value-type="float" office:value="19885000" calcext:value-type="float">
            <text:p>1.99E+07</text:p>
          </table:table-cell>
          <table:table-cell office:value-type="string" calcext:value-type="string">
            <text:p>Sun</text:p>
          </table:table-cell>
          <table:table-cell/>
          <table:table-cell table:style-name="ce1" office:value-type="string" calcext:value-type="string">
            <text:p>SOURCES OF DATA</text:p>
          </table:table-cell>
          <table:table-cell table:style-name="ce2" table:number-columns-repeated="6"/>
        </table:table-row>
        <table:table-row table:style-name="ro1">
          <table:table-cell table:style-name="ce4" office:value-type="float" office:value="-0.550684061720833" calcext:value-type="float">
            <text:p>-5.51E-01</text:p>
          </table:table-cell>
          <table:table-cell table:style-name="ce4" office:value-type="float" office:value="0.468282388552509" calcext:value-type="float">
            <text:p>4.68E-01</text:p>
          </table:table-cell>
          <table:table-cell table:style-name="ce4" office:value-type="float" office:value="0.0380011846616846" calcext:value-type="float">
            <text:p>3.80E-02</text:p>
          </table:table-cell>
          <table:table-cell table:style-name="ce3" office:value-type="float" office:value="-0.0130751444077003" calcext:value-type="float">
            <text:p>-1.31E-02</text:p>
          </table:table-cell>
          <table:table-cell table:style-name="ce3" office:value-type="float" office:value="-0.0156037895004191" calcext:value-type="float">
            <text:p>-1.56E-02</text:p>
          </table:table-cell>
          <table:table-cell table:style-name="ce3" office:value-type="float" office:value="0.000540153392525637" calcext:value-type="float">
            <text:p>5.40E-04</text:p>
          </table:table-cell>
          <table:table-cell office:value-type="float" office:value="48.685" calcext:value-type="float">
            <text:p>48.685</text:p>
          </table:table-cell>
          <table:table-cell office:value-type="string" calcext:value-type="string">
            <text:p>Venus</text:p>
          </table:table-cell>
          <table:table-cell/>
          <table:table-cell table:style-name="ce5" office:value-type="string" calcext:value-type="string">
            <text:p>https://ssd.jpl.nasa.gov/horizons.cgi#results</text:p>
          </table:table-cell>
          <table:table-cell table:style-name="ce5" table:number-columns-repeated="3"/>
          <table:table-cell office:value-type="string" calcext:value-type="string">
            <text:p>(Ephymeris TYPE = VECTORS)</text:p>
          </table:table-cell>
          <table:table-cell table:number-columns-repeated="2"/>
        </table:table-row>
        <table:table-row table:style-name="ro1">
          <table:table-cell table:style-name="ce3" office:value-type="float" office:value="-0.171511533538678" calcext:value-type="float">
            <text:p>-1.72E-01</text:p>
          </table:table-cell>
          <table:table-cell table:style-name="ce3" office:value-type="float" office:value="0.975800515147485" calcext:value-type="float">
            <text:p>9.76E-01</text:p>
          </table:table-cell>
          <table:table-cell table:style-name="ce3" office:value-type="float" office:value="-0.000103637964468011" calcext:value-type="float">
            <text:p>-1.04E-04</text:p>
          </table:table-cell>
          <table:table-cell table:style-name="ce3" office:value-type="float" office:value="-0.0172359521151619" calcext:value-type="float">
            <text:p>-1.72E-02</text:p>
          </table:table-cell>
          <table:table-cell table:style-name="ce3" office:value-type="float" office:value="-0.00304532254897122" calcext:value-type="float">
            <text:p>-3.05E-03</text:p>
          </table:table-cell>
          <table:table-cell table:style-name="ce3" office:value-type="float" office:value="0.000000534640824890946" calcext:value-type="float">
            <text:p>5.35E-07</text:p>
          </table:table-cell>
          <table:table-cell office:value-type="float" office:value="59.7219" calcext:value-type="float">
            <text:p>59.7219</text:p>
          </table:table-cell>
          <table:table-cell office:value-type="string" calcext:value-type="string">
            <text:p>Earth</text:p>
          </table:table-cell>
          <table:table-cell/>
          <table:table-cell table:style-name="ce5" office:value-type="string" calcext:value-type="string">
            <text:p>https://newton.spacedys.com/neodys/index.php?pc=1.0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table:style-name="ce3" office:value-type="float" office:value="1.08945816213873" calcext:value-type="float">
            <text:p>1.09E+00</text:p>
          </table:table-cell>
          <table:table-cell table:style-name="ce3" office:value-type="float" office:value="0.968710535156515" calcext:value-type="float">
            <text:p>9.69E-01</text:p>
          </table:table-cell>
          <table:table-cell table:style-name="ce3" office:value-type="float" office:value="-0.00666611641776667" calcext:value-type="float">
            <text:p>-6.67E-03</text:p>
          </table:table-cell>
          <table:table-cell table:style-name="ce3" office:value-type="float" office:value="-0.00873113765431689" calcext:value-type="float">
            <text:p>-8.73E-03</text:p>
          </table:table-cell>
          <table:table-cell table:style-name="ce3" office:value-type="float" office:value="0.0116922699672786" calcext:value-type="float">
            <text:p>1.17E-02</text:p>
          </table:table-cell>
          <table:table-cell table:style-name="ce3" office:value-type="float" office:value="0.000459205813652313" calcext:value-type="float">
            <text:p>4.59E-04</text:p>
          </table:table-cell>
          <table:table-cell office:value-type="float" office:value="6.4171" calcext:value-type="float">
            <text:p>6.4171</text:p>
          </table:table-cell>
          <table:table-cell office:value-type="string" calcext:value-type="string">
            <text:p>Mart</text:p>
          </table:table-cell>
          <table:table-cell table:number-columns-repeated="8"/>
        </table:table-row>
        <table:table-row table:style-name="ro1">
          <table:table-cell table:style-name="ce3" office:value-type="float" office:value="-2.13504798013515" calcext:value-type="float">
            <text:p>-2.14E+00</text:p>
          </table:table-cell>
          <table:table-cell table:style-name="ce3" office:value-type="float" office:value="-4.89785091257916" calcext:value-type="float">
            <text:p>-4.90E+00</text:p>
          </table:table-cell>
          <table:table-cell table:style-name="ce3" office:value-type="float" office:value="0.0680719473536642" calcext:value-type="float">
            <text:p>6.81E-02</text:p>
          </table:table-cell>
          <table:table-cell table:style-name="ce3" office:value-type="float" office:value="0.00682643497508751" calcext:value-type="float">
            <text:p>6.83E-03</text:p>
          </table:table-cell>
          <table:table-cell table:style-name="ce3" office:value-type="float" office:value="-0.00265495172339382" calcext:value-type="float">
            <text:p>-2.65E-03</text:p>
          </table:table-cell>
          <table:table-cell table:style-name="ce3" office:value-type="float" office:value="-0.000141678206978832" calcext:value-type="float">
            <text:p>-1.42E-04</text:p>
          </table:table-cell>
          <table:table-cell office:value-type="float" office:value="18981.3" calcext:value-type="float">
            <text:p>18981.3</text:p>
          </table:table-cell>
          <table:table-cell office:value-type="string" calcext:value-type="string">
            <text:p>Jupiter</text:p>
          </table:table-cell>
          <table:table-cell/>
          <table:table-cell table:style-name="ce1" office:value-type="string" calcext:value-type="string">
            <text:p>START</text:p>
          </table:table-cell>
          <table:table-cell table:style-name="ce5" office:value-type="string" calcext:value-type="string">
            <text:p>2019/01/01</text:p>
          </table:table-cell>
          <table:table-cell office:value-type="string" calcext:value-type="string">
            <text:p>(day in which all the data was taken)</text:p>
          </table:table-cell>
          <table:table-cell table:number-columns-repeated="4"/>
        </table:table-row>
        <table:table-row table:style-name="ro1">
          <table:table-cell table:style-name="ce3" office:value-type="float" office:value="1.95882284890204" calcext:value-type="float">
            <text:p>1.96E+00</text:p>
          </table:table-cell>
          <table:table-cell table:style-name="ce3" office:value-type="float" office:value="-9.85969481015455" calcext:value-type="float">
            <text:p>-9.86E+00</text:p>
          </table:table-cell>
          <table:table-cell table:style-name="ce3" office:value-type="float" office:value="0.093461132131977" calcext:value-type="float">
            <text:p>9.35E-02</text:p>
          </table:table-cell>
          <table:table-cell table:style-name="ce3" office:value-type="float" office:value="0.00516414081921679" calcext:value-type="float">
            <text:p>5.16E-03</text:p>
          </table:table-cell>
          <table:table-cell table:style-name="ce3" office:value-type="float" office:value="0.00107007626402576" calcext:value-type="float">
            <text:p>1.07E-03</text:p>
          </table:table-cell>
          <table:table-cell table:style-name="ce3" office:value-type="float" office:value="-0.000224450596645099" calcext:value-type="float">
            <text:p>-2.24E-04</text:p>
          </table:table-cell>
          <table:table-cell office:value-type="float" office:value="5683.4" calcext:value-type="float">
            <text:p>5683.4</text:p>
          </table:table-cell>
          <table:table-cell office:value-type="string" calcext:value-type="string">
            <text:p>Saturn</text:p>
          </table:table-cell>
          <table:table-cell table:number-columns-repeated="8"/>
        </table:table-row>
        <table:table-row table:style-name="ro1">
          <table:table-cell table:style-name="ce3" office:value-type="float" office:value="-0.173423860695272" calcext:value-type="float">
            <text:p>-1.73E-01</text:p>
          </table:table-cell>
          <table:table-cell table:style-name="ce3" office:value-type="float" office:value="0.974072677772576" calcext:value-type="float">
            <text:p>9.74E-01</text:p>
          </table:table-cell>
          <table:table-cell table:style-name="ce3" office:value-type="float" office:value="0.000125522765714264" calcext:value-type="float">
            <text:p>1.26E-04</text:p>
          </table:table-cell>
          <table:table-cell table:style-name="ce3" office:value-type="float" office:value="-0.0168646514785543" calcext:value-type="float">
            <text:p>-1.69E-02</text:p>
          </table:table-cell>
          <table:table-cell table:style-name="ce3" office:value-type="float" office:value="-0.00349803988032401" calcext:value-type="float">
            <text:p>-3.50E-03</text:p>
          </table:table-cell>
          <table:table-cell table:style-name="ce3" office:value-type="float" office:value="-0.0000113600474770118" calcext:value-type="float">
            <text:p>-1.14E-05</text:p>
          </table:table-cell>
          <table:table-cell office:value-type="float" office:value="0.7349" calcext:value-type="float">
            <text:p>0.7349</text:p>
          </table:table-cell>
          <table:table-cell office:value-type="string" calcext:value-type="string">
            <text:p>Moon</text:p>
          </table:table-cell>
          <table:table-cell/>
          <table:table-cell table:style-name="ce1" office:value-type="string" calcext:value-type="string">
            <text:p>CONVERSION FACTORS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3" office:value-type="float" office:value="-1.03632488086237" calcext:value-type="float">
            <text:p>-1.04E+00</text:p>
          </table:table-cell>
          <table:table-cell table:style-name="ce3" office:value-type="float" office:value="2.48099959520727" calcext:value-type="float">
            <text:p>2.48E+00</text:p>
          </table:table-cell>
          <table:table-cell table:style-name="ce3" office:value-type="float" office:value="0.719108449801207" calcext:value-type="float">
            <text:p>7.19E-01</text:p>
          </table:table-cell>
          <table:table-cell table:style-name="ce3" office:value-type="float" office:value="-0.00490471755118495" calcext:value-type="float">
            <text:p>-4.90E-03</text:p>
          </table:table-cell>
          <table:table-cell table:style-name="ce3" office:value-type="float" office:value="-0.00713627216182317" calcext:value-type="float">
            <text:p>-7.14E-03</text:p>
          </table:table-cell>
          <table:table-cell table:style-name="ce3" office:value-type="float" office:value="-0.00268981366506245" calcext:value-type="float">
            <text:p>-2.69E-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nous</text:p>
          </table:table-cell>
          <table:table-cell/>
          <table:table-cell table:style-name="ce5" office:value-type="string" calcext:value-type="string">
            <text:p>1 UA</text:p>
          </table:table-cell>
          <table:table-cell table:style-name="ce6" office:value-type="float" office:value="149597870700" calcext:value-type="float">
            <text:p>149597870700</text:p>
          </table:table-cell>
          <table:table-cell table:style-name="ce5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style-name="ce3" office:value-type="float" office:value="0.664901911247958" calcext:value-type="float">
            <text:p>6.65E-01</text:p>
          </table:table-cell>
          <table:table-cell table:style-name="ce3" office:value-type="float" office:value="-0.908952099574369" calcext:value-type="float">
            <text:p>-9.09E-01</text:p>
          </table:table-cell>
          <table:table-cell table:style-name="ce3" office:value-type="float" office:value="-1.30432571952464" calcext:value-type="float">
            <text:p>-1.30E+00</text:p>
          </table:table-cell>
          <table:table-cell table:style-name="ce3" office:value-type="float" office:value="0.0102539866251545" calcext:value-type="float">
            <text:p>1.03E-02</text:p>
          </table:table-cell>
          <table:table-cell table:style-name="ce3" office:value-type="float" office:value="0.00641693181359575" calcext:value-type="float">
            <text:p>6.42E-03</text:p>
          </table:table-cell>
          <table:table-cell table:style-name="ce3" office:value-type="float" office:value="-0.0078383022951506" calcext:value-type="float">
            <text:p>-7.84E-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tulia</text:p>
          </table:table-cell>
          <table:table-cell/>
          <table:table-cell table:style-name="ce5" office:value-type="string" calcext:value-type="string">
            <text:p>1 day</text:p>
          </table:table-cell>
          <table:table-cell table:formula="of:=24*60*60" office:value-type="float" office:value="86400" calcext:value-type="float">
            <text:p>86400</text:p>
          </table:table-cell>
          <table:table-cell table:style-name="ce5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 office:value-type="float" office:value="1.23070439593331" calcext:value-type="float">
            <text:p>1.23E+00</text:p>
          </table:table-cell>
          <table:table-cell table:style-name="ce3" office:value-type="float" office:value="1.18333839855692" calcext:value-type="float">
            <text:p>1.18E+00</text:p>
          </table:table-cell>
          <table:table-cell table:style-name="ce3" office:value-type="float" office:value="-0.253004393984967" calcext:value-type="float">
            <text:p>-2.53E-01</text:p>
          </table:table-cell>
          <table:table-cell table:style-name="ce3" office:value-type="float" office:value="-0.00485623434803959" calcext:value-type="float">
            <text:p>-4.86E-03</text:p>
          </table:table-cell>
          <table:table-cell table:style-name="ce3" office:value-type="float" office:value="0.0126871620231674" calcext:value-type="float">
            <text:p>1.27E-02</text:p>
          </table:table-cell>
          <table:table-cell table:style-name="ce3" office:value-type="float" office:value="-0.000762377911930075" calcext:value-type="float">
            <text:p>-7.62E-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var</text:p>
          </table:table-cell>
          <table:table-cell/>
          <table:table-cell table:style-name="ce5" office:value-type="string" calcext:value-type="string">
            <text:p>1 UA/day</text:p>
          </table:table-cell>
          <table:table-cell table:formula="of:=[.K10]/[.K11]" office:value-type="float" office:value="1731456.83680556" calcext:value-type="float">
            <text:p>1731456.83680556</text:p>
          </table:table-cell>
          <table:table-cell table:style-name="ce5"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table:style-name="ce3" office:value-type="float" office:value="0.840420469877726" calcext:value-type="float">
            <text:p>8.40E-01</text:p>
          </table:table-cell>
          <table:table-cell table:style-name="ce3" office:value-type="float" office:value="-0.41538602374404" calcext:value-type="float">
            <text:p>-4.15E-01</text:p>
          </table:table-cell>
          <table:table-cell table:style-name="ce3" office:value-type="float" office:value="0.133392521942363" calcext:value-type="float">
            <text:p>1.33E-01</text:p>
          </table:table-cell>
          <table:table-cell table:style-name="ce3" office:value-type="float" office:value="0.00247301348158818" calcext:value-type="float">
            <text:p>2.47E-03</text:p>
          </table:table-cell>
          <table:table-cell table:style-name="ce3" office:value-type="float" office:value="0.0199875087112968" calcext:value-type="float">
            <text:p>2.00E-02</text:p>
          </table:table-cell>
          <table:table-cell table:style-name="ce3" office:value-type="float" office:value="0.000653575836112583" calcext:value-type="float">
            <text:p>6.54E-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ro</text:p>
          </table:table-cell>
          <table:table-cell/>
          <table:table-cell table:style-name="ce5" office:value-type="string" calcext:value-type="string">
            <text:p>1 10^23 kg</text:p>
          </table:table-cell>
          <table:table-cell table:formula="of:=10^23" office:value-type="float" office:value="1E+023" calcext:value-type="float">
            <text:p>1E+023</text:p>
          </table:table-cell>
          <table:table-cell table:style-name="ce5"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table:style-name="ce3" office:value-type="float" office:value="-1.62805089984389" calcext:value-type="float">
            <text:p>-1.63E+00</text:p>
          </table:table-cell>
          <table:table-cell table:style-name="ce3" office:value-type="float" office:value="1.58282745767432" calcext:value-type="float">
            <text:p>1.58E+00</text:p>
          </table:table-cell>
          <table:table-cell table:style-name="ce3" office:value-type="float" office:value="0.248134929868969" calcext:value-type="float">
            <text:p>2.48E-01</text:p>
          </table:table-cell>
          <table:table-cell table:style-name="ce3" office:value-type="float" office:value="-0.00597875988147826" calcext:value-type="float">
            <text:p>-5.98E-03</text:p>
          </table:table-cell>
          <table:table-cell table:style-name="ce3" office:value-type="float" office:value="-0.00477324645840441" calcext:value-type="float">
            <text:p>-4.77E-03</text:p>
          </table:table-cell>
          <table:table-cell table:style-name="ce3" office:value-type="float" office:value="-0.0000446338284133638" calcext:value-type="float">
            <text:p>-4.46E-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pollo</text:p>
          </table:table-cell>
          <table:table-cell table:number-columns-repeated="8"/>
        </table:table-row>
        <table:table-row table:style-name="ro1">
          <table:table-cell table:style-name="ce3" office:value-type="float" office:value="-0.109785671468544" calcext:value-type="float">
            <text:p>-1.10E-01</text:p>
          </table:table-cell>
          <table:table-cell table:style-name="ce3" office:value-type="float" office:value="1.15556793401661" calcext:value-type="float">
            <text:p>1.16E+00</text:p>
          </table:table-cell>
          <table:table-cell table:style-name="ce3" office:value-type="float" office:value="0.106502826027355" calcext:value-type="float">
            <text:p>1.07E-01</text:p>
          </table:table-cell>
          <table:table-cell table:style-name="ce3" office:value-type="float" office:value="-0.0170563802843135" calcext:value-type="float">
            <text:p>-1.71E-02</text:p>
          </table:table-cell>
          <table:table-cell table:style-name="ce3" office:value-type="float" office:value="-0.00288522739460023" calcext:value-type="float">
            <text:p>-2.89E-03</text:p>
          </table:table-cell>
          <table:table-cell table:style-name="ce3" office:value-type="float" office:value="-0.00300476038435909" calcext:value-type="float">
            <text:p>-3.00E-03</text:p>
          </table:table-cell>
          <table:table-cell table:style-name="ce3" office:value-type="float" office:value="0.00000006687" calcext:value-type="float">
            <text:p>6.69E-08</text:p>
          </table:table-cell>
          <table:table-cell office:value-type="string" calcext:value-type="string">
            <text:p>Eros</text:p>
          </table:table-cell>
          <table:table-cell/>
          <table:table-cell table:style-name="ce1" office:value-type="string" calcext:value-type="string">
            <text:p>NORMALIZED VALUE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float" office:value="0.382198973056437" calcext:value-type="float">
            <text:p>3.82E-01</text:p>
          </table:table-cell>
          <table:table-cell table:style-name="ce3" office:value-type="float" office:value="-3.83392542544567" calcext:value-type="float">
            <text:p>-3.83E+00</text:p>
          </table:table-cell>
          <table:table-cell table:style-name="ce3" office:value-type="float" office:value="0.16218677385205" calcext:value-type="float">
            <text:p>1.62E-01</text:p>
          </table:table-cell>
          <table:table-cell table:style-name="ce3" office:value-type="float" office:value="0.00572984257090766" calcext:value-type="float">
            <text:p>5.73E-03</text:p>
          </table:table-cell>
          <table:table-cell table:style-name="ce3" office:value-type="float" office:value="-0.000170084154473031" calcext:value-type="float">
            <text:p>-1.70E-04</text:p>
          </table:table-cell>
          <table:table-cell table:style-name="ce3" office:value-type="float" office:value="-0.000877847799462943" calcext:value-type="float">
            <text:p>-8.78E-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inda</text:p>
          </table:table-cell>
          <table:table-cell/>
          <table:table-cell table:style-name="ce5" office:value-type="string" calcext:value-type="string">
            <text:p>RA = </text:p>
          </table:table-cell>
          <table:table-cell table:style-name="ce3" office:value-type="float" office:value="100000000000" calcext:value-type="float">
            <text:p>1.00E+11</text:p>
          </table:table-cell>
          <table:table-cell table:style-name="ce5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style-name="ce3" office:value-type="float" office:value="2.33808364297261" calcext:value-type="float">
            <text:p>2.34E+00</text:p>
          </table:table-cell>
          <table:table-cell table:style-name="ce3" office:value-type="float" office:value="1.32895217179692" calcext:value-type="float">
            <text:p>1.33E+00</text:p>
          </table:table-cell>
          <table:table-cell table:style-name="ce3" office:value-type="float" office:value="-0.348884301794986" calcext:value-type="float">
            <text:p>-3.49E-01</text:p>
          </table:table-cell>
          <table:table-cell table:style-name="ce3" office:value-type="float" office:value="-0.00507968679008014" calcext:value-type="float">
            <text:p>-5.08E-03</text:p>
          </table:table-cell>
          <table:table-cell table:style-name="ce3" office:value-type="float" office:value="0.00611306810755174" calcext:value-type="float">
            <text:p>6.11E-03</text:p>
          </table:table-cell>
          <table:table-cell table:style-name="ce3" office:value-type="float" office:value="-0.00110983870241972" calcext:value-type="float">
            <text:p>-1.11E-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mor</text:p>
          </table:table-cell>
          <table:table-cell/>
          <table:table-cell table:style-name="ce5" office:value-type="string" calcext:value-type="string">
            <text:p>VA = </text:p>
          </table:table-cell>
          <table:table-cell table:style-name="ce3" office:value-type="float" office:value="10000" calcext:value-type="float">
            <text:p>1.00E+04</text:p>
          </table:table-cell>
          <table:table-cell table:style-name="ce5"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table:style-name="ce3" office:value-type="float" office:value="0.370152198504577" calcext:value-type="float">
            <text:p>3.70E-01</text:p>
          </table:table-cell>
          <table:table-cell table:style-name="ce3" office:value-type="float" office:value="-1.62329920014928" calcext:value-type="float">
            <text:p>-1.62E+00</text:p>
          </table:table-cell>
          <table:table-cell table:style-name="ce3" office:value-type="float" office:value="-0.179982186985417" calcext:value-type="float">
            <text:p>-1.80E-01</text:p>
          </table:table-cell>
          <table:table-cell table:style-name="ce3" office:value-type="float" office:value="0.0067613956779872" calcext:value-type="float">
            <text:p>6.76E-03</text:p>
          </table:table-cell>
          <table:table-cell table:style-name="ce3" office:value-type="float" office:value="-0.00479851810464646" calcext:value-type="float">
            <text:p>-4.80E-03</text:p>
          </table:table-cell>
          <table:table-cell table:style-name="ce3" office:value-type="float" office:value="-0.00291756293062844" calcext:value-type="float">
            <text:p>-2.92E-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carus</text:p>
          </table:table-cell>
          <table:table-cell/>
          <table:table-cell table:style-name="ce5" office:value-type="string" calcext:value-type="string">
            <text:p>G = </text:p>
          </table:table-cell>
          <table:table-cell office:value-type="float" office:value="0.0000000000667384" calcext:value-type="float">
            <text:p>6.67384E-11</text:p>
          </table:table-cell>
          <table:table-cell table:style-name="ce5" office:value-type="string" calcext:value-type="string">
            <text:p>units of SI</text:p>
          </table:table-cell>
          <table:table-cell table:number-columns-repeated="4"/>
        </table:table-row>
        <table:table-row table:style-name="ro1">
          <table:table-cell table:style-name="ce3" office:value-type="float" office:value="-0.317375449010513" calcext:value-type="float">
            <text:p>-3.17E-01</text:p>
          </table:table-cell>
          <table:table-cell table:style-name="ce3" office:value-type="float" office:value="1.52199860655871" calcext:value-type="float">
            <text:p>1.52E+00</text:p>
          </table:table-cell>
          <table:table-cell table:style-name="ce3" office:value-type="float" office:value="0.301847245105669" calcext:value-type="float">
            <text:p>3.02E-01</text:p>
          </table:table-cell>
          <table:table-cell table:style-name="ce3" office:value-type="float" office:value="-0.0106987337845656" calcext:value-type="float">
            <text:p>-1.07E-02</text:p>
          </table:table-cell>
          <table:table-cell table:style-name="ce3" office:value-type="float" office:value="-0.00443492580161411" calcext:value-type="float">
            <text:p>-4.43E-03</text:p>
          </table:table-cell>
          <table:table-cell table:style-name="ce3" office:value-type="float" office:value="-0.00195172631277914" calcext:value-type="float">
            <text:p>-1.95E-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ographos</text:p>
          </table:table-cell>
          <table:table-cell/>
          <table:table-cell table:style-name="ce5"/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/>
          <table:table-cell table:style-name="ce5" office:value-type="string" calcext:value-type="string">
            <text:p>At = </text:p>
          </table:table-cell>
          <table:table-cell office:value-type="float" office:value="31536000" calcext:value-type="float">
            <text:p>31536000</text:p>
          </table:table-cell>
          <table:table-cell table:style-name="ce5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" office:value-type="string" calcext:value-type="string">
            <text:p>At’ = </text:p>
          </table:table-cell>
          <table:table-cell table:formula="of:=[.K20]*[.K17]/[.K16]" office:value-type="float" office:value="3.1536" calcext:value-type="float">
            <text:p>3.1536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UNITS IN SI (kg, m, s)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rz</text:p>
          </table:table-cell>
          <table:table-cell table:style-name="ce2" office:value-type="string" calcext:value-type="string">
            <text:p>vx</text:p>
          </table:table-cell>
          <table:table-cell table:style-name="ce2" office:value-type="string" calcext:value-type="string">
            <text:p>vy</text:p>
          </table:table-cell>
          <table:table-cell table:style-name="ce2" office:value-type="string" calcext:value-type="string">
            <text:p>vz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8"/>
        </table:table-row>
        <table:table-row table:style-name="ro1">
          <table:table-cell table:formula="of:=[.A3]*[.$K$10]" office:value-type="float" office:value="-113077071.040594" calcext:value-type="float">
            <text:p>-113077071.040594</text:p>
          </table:table-cell>
          <table:table-cell table:formula="of:=[.B3]*[.$K$10]" office:value-type="float" office:value="1111341040.98489" calcext:value-type="float">
            <text:p>1111341040.98489</text:p>
          </table:table-cell>
          <table:table-cell table:formula="of:=[.C3]*[.$K$10]" office:value-type="float" office:value="-8582688.99939402" calcext:value-type="float">
            <text:p>-8582688.99939402</text:p>
          </table:table-cell>
          <table:table-cell table:formula="of:=[.D3]*[.$K$12]" office:value-type="float" office:value="-13.6082979526145" calcext:value-type="float">
            <text:p>-13.6082979526</text:p>
          </table:table-cell>
          <table:table-cell table:formula="of:=[.E3]*[.$K$12]" office:value-type="float" office:value="3.42813624128952" calcext:value-type="float">
            <text:p>3.4281362413</text:p>
          </table:table-cell>
          <table:table-cell table:formula="of:=[.F3]*[.$K$12]" office:value-type="float" office:value="0.347765964406823" calcext:value-type="float">
            <text:p>0.3477659644</text:p>
          </table:table-cell>
          <table:table-cell table:formula="of:=[.G3]*[.$K$13]" office:value-type="float" office:value="1.9885E+030" calcext:value-type="float">
            <text:p>1.9885E+030</text:p>
          </table:table-cell>
          <table:table-cell office:value-type="string" calcext:value-type="string">
            <text:p>Sun</text:p>
          </table:table-cell>
          <table:table-cell table:number-columns-repeated="8"/>
        </table:table-row>
        <table:table-row table:style-name="ro1">
          <table:table-cell table:formula="of:=[.A4]*[.$K$10]" office:value-type="float" office:value="-82381163061.864" calcext:value-type="float">
            <text:p>-82381163061.864</text:p>
          </table:table-cell>
          <table:table-cell table:formula="of:=[.B4]*[.$K$10]" office:value-type="float" office:value="70054048213.7654" calcext:value-type="float">
            <text:p>70054048213.7654</text:p>
          </table:table-cell>
          <table:table-cell table:formula="of:=[.C4]*[.$K$10]" office:value-type="float" office:value="5684896309.46552" calcext:value-type="float">
            <text:p>5684896309.46552</text:p>
          </table:table-cell>
          <table:table-cell table:formula="of:=[.D4]*[.$K$12]" office:value-type="float" office:value="-22639.0481769326" calcext:value-type="float">
            <text:p>-22639.0481769326</text:p>
          </table:table-cell>
          <table:table-cell table:formula="of:=[.E4]*[.$K$12]" office:value-type="float" office:value="-27017.2880105754" calcext:value-type="float">
            <text:p>-27017.2880105754</text:p>
          </table:table-cell>
          <table:table-cell table:formula="of:=[.F4]*[.$K$12]" office:value-type="float" office:value="935.252284412229" calcext:value-type="float">
            <text:p>935.2522844122</text:p>
          </table:table-cell>
          <table:table-cell table:formula="of:=[.G4]*[.$K$13]" office:value-type="float" office:value="4.8685E+024" calcext:value-type="float">
            <text:p>4.8685E+024</text:p>
          </table:table-cell>
          <table:table-cell office:value-type="string" calcext:value-type="string">
            <text:p>Venus</text:p>
          </table:table-cell>
          <table:table-cell table:number-columns-repeated="8"/>
        </table:table-row>
        <table:table-row table:style-name="ro1">
          <table:table-cell table:formula="of:=[.A5]*[.$K$10]" office:value-type="float" office:value="-25657760217.8779" calcext:value-type="float">
            <text:p>-25657760217.8779</text:p>
          </table:table-cell>
          <table:table-cell table:formula="of:=[.B5]*[.$K$10]" office:value-type="float" office:value="145977679294.027" calcext:value-type="float">
            <text:p>145977679294.027</text:p>
          </table:table-cell>
          <table:table-cell table:formula="of:=[.C5]*[.$K$10]" office:value-type="float" office:value="-15504018.8080967" calcext:value-type="float">
            <text:p>-15504018.8080967</text:p>
          </table:table-cell>
          <table:table-cell table:formula="of:=[.D5]*[.$K$12]" office:value-type="float" office:value="-29843.3071286502" calcext:value-type="float">
            <text:p>-29843.3071286502</text:p>
          </table:table-cell>
          <table:table-cell table:formula="of:=[.E5]*[.$K$12]" office:value-type="float" office:value="-5272.84454769434" calcext:value-type="float">
            <text:p>-5272.8445476943</text:p>
          </table:table-cell>
          <table:table-cell table:formula="of:=[.F5]*[.$K$12]" office:value-type="float" office:value="0.92570751149279" calcext:value-type="float">
            <text:p>0.9257075115</text:p>
          </table:table-cell>
          <table:table-cell table:formula="of:=[.G5]*[.$K$13]" office:value-type="float" office:value="5.97219E+024" calcext:value-type="float">
            <text:p>5.97219E+024</text:p>
          </table:table-cell>
          <table:table-cell office:value-type="string" calcext:value-type="string">
            <text:p>Earth</text:p>
          </table:table-cell>
          <table:table-cell table:number-columns-repeated="8"/>
        </table:table-row>
        <table:table-row table:style-name="ro1">
          <table:table-cell table:formula="of:=[.A6]*[.$K$10]" office:value-type="float" office:value="162980621272.689" calcext:value-type="float">
            <text:p>162980621272.689</text:p>
          </table:table-cell>
          <table:table-cell table:formula="of:=[.B6]*[.$K$10]" office:value-type="float" office:value="144917033384.072" calcext:value-type="float">
            <text:p>144917033384.072</text:p>
          </table:table-cell>
          <table:table-cell table:formula="of:=[.C6]*[.$K$10]" office:value-type="float" office:value="-997236821.936206" calcext:value-type="float">
            <text:p>-997236821.936206</text:p>
          </table:table-cell>
          <table:table-cell table:formula="of:=[.D6]*[.$K$12]" office:value-type="float" office:value="-15117.5879846574" calcext:value-type="float">
            <text:p>-15117.5879846574</text:p>
          </table:table-cell>
          <table:table-cell table:formula="of:=[.E6]*[.$K$12]" office:value-type="float" office:value="20244.6607726208" calcext:value-type="float">
            <text:p>20244.6607726208</text:p>
          </table:table-cell>
          <table:table-cell table:formula="of:=[.F6]*[.$K$12]" office:value-type="float" office:value="795.095045549155" calcext:value-type="float">
            <text:p>795.0950455492</text:p>
          </table:table-cell>
          <table:table-cell table:formula="of:=[.G6]*[.$K$13]" office:value-type="float" office:value="6.4171E+023" calcext:value-type="float">
            <text:p>6.4171E+023</text:p>
          </table:table-cell>
          <table:table-cell office:value-type="string" calcext:value-type="string">
            <text:p>Mart</text:p>
          </table:table-cell>
          <table:table-cell table:number-columns-repeated="8"/>
        </table:table-row>
        <table:table-row table:style-name="ro1">
          <table:table-cell table:formula="of:=[.A7]*[.$K$10]" office:value-type="float" office:value="-319398631670.554" calcext:value-type="float">
            <text:p>-319398631670.554</text:p>
          </table:table-cell>
          <table:table-cell table:formula="of:=[.B7]*[.$K$10]" office:value-type="float" office:value="-732708067527.894" calcext:value-type="float">
            <text:p>-732708067527.894</text:p>
          </table:table-cell>
          <table:table-cell table:formula="of:=[.C7]*[.$K$10]" office:value-type="float" office:value="10183418378.5107" calcext:value-type="float">
            <text:p>10183418378.5107</text:p>
          </table:table-cell>
          <table:table-cell table:formula="of:=[.D7]*[.$K$12]" office:value-type="float" office:value="11819.6775086238" calcext:value-type="float">
            <text:p>11819.6775086238</text:p>
          </table:table-cell>
          <table:table-cell table:formula="of:=[.E7]*[.$K$12]" office:value-type="float" office:value="-4596.93431285892" calcext:value-type="float">
            <text:p>-4596.9343128589</text:p>
          </table:table-cell>
          <table:table-cell table:formula="of:=[.F7]*[.$K$12]" office:value-type="float" office:value="-245.309700099851" calcext:value-type="float">
            <text:p>-245.3097000999</text:p>
          </table:table-cell>
          <table:table-cell table:formula="of:=[.G7]*[.$K$13]" office:value-type="float" office:value="1.89813E+027" calcext:value-type="float">
            <text:p>1.89813E+027</text:p>
          </table:table-cell>
          <table:table-cell office:value-type="string" calcext:value-type="string">
            <text:p>Jupiter</text:p>
          </table:table-cell>
          <table:table-cell table:number-columns-repeated="8"/>
        </table:table-row>
        <table:table-row table:style-name="ro1">
          <table:table-cell table:formula="of:=[.A8]*[.$K$10]" office:value-type="float" office:value="293035727274.253" calcext:value-type="float">
            <text:p>293035727274.253</text:p>
          </table:table-cell>
          <table:table-cell table:formula="of:=[.B8]*[.$K$10]" office:value-type="float" office:value="-1474989349350.96" calcext:value-type="float">
            <text:p>-1474989349350.96</text:p>
          </table:table-cell>
          <table:table-cell table:formula="of:=[.C8]*[.$K$10]" office:value-type="float" office:value="13981586360.1551" calcext:value-type="float">
            <text:p>13981586360.1551</text:p>
          </table:table-cell>
          <table:table-cell table:formula="of:=[.D8]*[.$K$12]" office:value-type="float" office:value="8941.48692765955" calcext:value-type="float">
            <text:p>8941.4869276596</text:p>
          </table:table-cell>
          <table:table-cell table:formula="of:=[.E8]*[.$K$12]" office:value-type="float" office:value="1852.79086325075" calcext:value-type="float">
            <text:p>1852.7908632508</text:p>
          </table:table-cell>
          <table:table-cell table:formula="of:=[.F8]*[.$K$12]" office:value-type="float" office:value="-388.626520086243" calcext:value-type="float">
            <text:p>-388.6265200862</text:p>
          </table:table-cell>
          <table:table-cell table:formula="of:=[.G8]*[.$K$13]" office:value-type="float" office:value="5.6834E+026" calcext:value-type="float">
            <text:p>5.6834E+026</text:p>
          </table:table-cell>
          <table:table-cell office:value-type="string" calcext:value-type="string">
            <text:p>Saturn</text:p>
          </table:table-cell>
          <table:table-cell table:number-columns-repeated="8"/>
        </table:table-row>
        <table:table-row table:style-name="ro1">
          <table:table-cell table:formula="of:=[.A9]*[.$K$10]" office:value-type="float" office:value="-25943840288.5861" calcext:value-type="float">
            <text:p>-25943840288.5861</text:p>
          </table:table-cell>
          <table:table-cell table:formula="of:=[.B9]*[.$K$10]" office:value-type="float" office:value="145719198501.825" calcext:value-type="float">
            <text:p>145719198501.825</text:p>
          </table:table-cell>
          <table:table-cell table:formula="of:=[.C9]*[.$K$10]" office:value-type="float" office:value="18777938.4752289" calcext:value-type="float">
            <text:p>18777938.4752289</text:p>
          </table:table-cell>
          <table:table-cell table:formula="of:=[.D9]*[.$K$12]" office:value-type="float" office:value="-29200.4161028858" calcext:value-type="float">
            <text:p>-29200.4161028858</text:p>
          </table:table-cell>
          <table:table-cell table:formula="of:=[.E9]*[.$K$12]" office:value-type="float" office:value="-6056.7050662055" calcext:value-type="float">
            <text:p>-6056.7050662055</text:p>
          </table:table-cell>
          <table:table-cell table:formula="of:=[.F9]*[.$K$12]" office:value-type="float" office:value="-19.6694318705078" calcext:value-type="float">
            <text:p>-19.6694318705</text:p>
          </table:table-cell>
          <table:table-cell table:formula="of:=[.G9]*[.$K$13]" office:value-type="float" office:value="7.349E+022" calcext:value-type="float">
            <text:p>7.349E+022</text:p>
          </table:table-cell>
          <table:table-cell office:value-type="string" calcext:value-type="string">
            <text:p>Moon</text:p>
          </table:table-cell>
          <table:table-cell table:number-columns-repeated="8"/>
        </table:table-row>
        <table:table-row table:style-name="ro1">
          <table:table-cell table:formula="of:=[.A10]*[.$K$10]" office:value-type="float" office:value="-155031995530.442" calcext:value-type="float">
            <text:p>-155031995530.442</text:p>
          </table:table-cell>
          <table:table-cell table:formula="of:=[.B10]*[.$K$10]" office:value-type="float" office:value="371152256650.57" calcext:value-type="float">
            <text:p>371152256650.57</text:p>
          </table:table-cell>
          <table:table-cell table:formula="of:=[.C10]*[.$K$10]" office:value-type="float" office:value="107577092892.638" calcext:value-type="float">
            <text:p>107577092892.638</text:p>
          </table:table-cell>
          <table:table-cell table:formula="of:=[.D10]*[.$K$12]" office:value-type="float" office:value="-8492.30673659939" calcext:value-type="float">
            <text:p>-8492.3067365994</text:p>
          </table:table-cell>
          <table:table-cell table:formula="of:=[.E10]*[.$K$12]" office:value-type="float" office:value="-12356.1472238939" calcext:value-type="float">
            <text:p>-12356.1472238939</text:p>
          </table:table-cell>
          <table:table-cell table:formula="of:=[.F10]*[.$K$12]" office:value-type="float" office:value="-4657.29626010539" calcext:value-type="float">
            <text:p>-4657.2962601054</text:p>
          </table:table-cell>
          <table:table-cell table:formula="of:=[.G10]*[.$K$13]" office:value-type="string" office:string-value="" calcext:value-type="error">
            <text:p>#VALUE!</text:p>
          </table:table-cell>
          <table:table-cell office:value-type="string" calcext:value-type="string">
            <text:p>Antinous</text:p>
          </table:table-cell>
          <table:table-cell table:number-columns-repeated="8"/>
        </table:table-row>
        <table:table-row table:style-name="ro1">
          <table:table-cell table:formula="of:=[.A11]*[.$K$10]" office:value-type="float" office:value="99467910147.0549" calcext:value-type="float">
            <text:p>99467910147.0549</text:p>
          </table:table-cell>
          <table:table-cell table:formula="of:=[.B11]*[.$K$10]" office:value-type="float" office:value="-135977298664.62" calcext:value-type="float">
            <text:p>-135977298664.62</text:p>
          </table:table-cell>
          <table:table-cell table:formula="of:=[.C11]*[.$K$10]" office:value-type="float" office:value="-195124350340.132" calcext:value-type="float">
            <text:p>-195124350340.132</text:p>
          </table:table-cell>
          <table:table-cell table:formula="of:=[.D11]*[.$K$12]" office:value-type="float" office:value="17754.3352466365" calcext:value-type="float">
            <text:p>17754.3352466365</text:p>
          </table:table-cell>
          <table:table-cell table:formula="of:=[.E11]*[.$K$12]" office:value-type="float" office:value="11110.6404599654" calcext:value-type="float">
            <text:p>11110.6404599654</text:p>
          </table:table-cell>
          <table:table-cell table:formula="of:=[.F11]*[.$K$12]" office:value-type="float" office:value="-13571.6820978872" calcext:value-type="float">
            <text:p>-13571.6820978872</text:p>
          </table:table-cell>
          <table:table-cell table:formula="of:=[.G11]*[.$K$13]" office:value-type="string" office:string-value="" calcext:value-type="error">
            <text:p>#VALUE!</text:p>
          </table:table-cell>
          <table:table-cell office:value-type="string" calcext:value-type="string">
            <text:p>Betulia</text:p>
          </table:table-cell>
          <table:table-cell table:number-columns-repeated="8"/>
        </table:table-row>
        <table:table-row table:style-name="ro1">
          <table:table-cell table:formula="of:=[.A12]*[.$K$10]" office:value-type="float" office:value="184110757092.753" calcext:value-type="float">
            <text:p>184110757092.753</text:p>
          </table:table-cell>
          <table:table-cell table:formula="of:=[.B12]*[.$K$10]" office:value-type="float" office:value="177024904741.663" calcext:value-type="float">
            <text:p>177024904741.663</text:p>
          </table:table-cell>
          <table:table-cell table:formula="of:=[.C12]*[.$K$10]" office:value-type="float" office:value="-37848918617.895" calcext:value-type="float">
            <text:p>-37848918617.895</text:p>
          </table:table-cell>
          <table:table-cell table:formula="of:=[.D12]*[.$K$12]" office:value-type="float" office:value="-8408.36016304312" calcext:value-type="float">
            <text:p>-8408.3601630431</text:p>
          </table:table-cell>
          <table:table-cell table:formula="of:=[.E12]*[.$K$12]" office:value-type="float" office:value="21967.273424673" calcext:value-type="float">
            <text:p>21967.273424673</text:p>
          </table:table-cell>
          <table:table-cell table:formula="of:=[.F12]*[.$K$12]" office:value-type="float" office:value="-1320.02444784087" calcext:value-type="float">
            <text:p>-1320.0244478409</text:p>
          </table:table-cell>
          <table:table-cell table:formula="of:=[.G12]*[.$K$13]" office:value-type="string" office:string-value="" calcext:value-type="error">
            <text:p>#VALUE!</text:p>
          </table:table-cell>
          <table:table-cell office:value-type="string" calcext:value-type="string">
            <text:p>Ivar</text:p>
          </table:table-cell>
          <table:table-cell table:number-columns-repeated="8"/>
        </table:table-row>
        <table:table-row table:style-name="ro1">
          <table:table-cell table:formula="of:=[.A13]*[.$K$10]" office:value-type="float" office:value="125725112786.401" calcext:value-type="float">
            <text:p>125725112786.401</text:p>
          </table:table-cell>
          <table:table-cell table:formula="of:=[.B13]*[.$K$10]" office:value-type="float" office:value="-62140864670.648" calcext:value-type="float">
            <text:p>-62140864670.648</text:p>
          </table:table-cell>
          <table:table-cell table:formula="of:=[.C13]*[.$K$10]" office:value-type="float" office:value="19955237249.8805" calcext:value-type="float">
            <text:p>19955237249.8805</text:p>
          </table:table-cell>
          <table:table-cell table:formula="of:=[.D13]*[.$K$12]" office:value-type="float" office:value="4281.91610020816" calcext:value-type="float">
            <text:p>4281.9161002082</text:p>
          </table:table-cell>
          <table:table-cell table:formula="of:=[.E13]*[.$K$12]" office:value-type="float" office:value="34607.5086088854" calcext:value-type="float">
            <text:p>34607.5086088854</text:p>
          </table:table-cell>
          <table:table-cell table:formula="of:=[.F13]*[.$K$12]" office:value-type="float" office:value="1131.63834980804" calcext:value-type="float">
            <text:p>1131.638349808</text:p>
          </table:table-cell>
          <table:table-cell table:formula="of:=[.G13]*[.$K$13]" office:value-type="string" office:string-value="" calcext:value-type="error">
            <text:p>#VALUE!</text:p>
          </table:table-cell>
          <table:table-cell office:value-type="string" calcext:value-type="string">
            <text:p>Toro</text:p>
          </table:table-cell>
          <table:table-cell table:number-columns-repeated="8"/>
        </table:table-row>
        <table:table-row table:style-name="ro1">
          <table:table-cell table:formula="of:=[.A14]*[.$K$10]" office:value-type="float" office:value="-243552948007.865" calcext:value-type="float">
            <text:p>-243552948007.865</text:p>
          </table:table-cell>
          <table:table-cell table:formula="of:=[.B14]*[.$K$10]" office:value-type="float" office:value="236787617353.573" calcext:value-type="float">
            <text:p>236787617353.573</text:p>
          </table:table-cell>
          <table:table-cell table:formula="of:=[.C14]*[.$K$10]" office:value-type="float" office:value="37120457154.6916" calcext:value-type="float">
            <text:p>37120457154.6916</text:p>
          </table:table-cell>
          <table:table-cell table:formula="of:=[.D14]*[.$K$12]" office:value-type="float" office:value="-10351.9646724043" calcext:value-type="float">
            <text:p>-10351.9646724043</text:p>
          </table:table-cell>
          <table:table-cell table:formula="of:=[.E14]*[.$K$12]" office:value-type="float" office:value="-8264.67021416222" calcext:value-type="float">
            <text:p>-8264.6702141622</text:p>
          </table:table-cell>
          <table:table-cell table:formula="of:=[.F14]*[.$K$12]" office:value-type="float" office:value="-77.2815473591248" calcext:value-type="float">
            <text:p>-77.2815473591</text:p>
          </table:table-cell>
          <table:table-cell table:formula="of:=[.G14]*[.$K$13]" office:value-type="string" office:string-value="" calcext:value-type="error">
            <text:p>#VALUE!</text:p>
          </table:table-cell>
          <table:table-cell office:value-type="string" calcext:value-type="string">
            <text:p>Apollo</text:p>
          </table:table-cell>
          <table:table-cell table:number-columns-repeated="8"/>
        </table:table-row>
        <table:table-row table:style-name="ro1">
          <table:table-cell table:formula="of:=[.A15]*[.$K$10]" office:value-type="float" office:value="-16423702685.0639" calcext:value-type="float">
            <text:p>-16423702685.0639</text:p>
          </table:table-cell>
          <table:table-cell table:formula="of:=[.B15]*[.$K$10]" office:value-type="float" office:value="172870502378.083" calcext:value-type="float">
            <text:p>172870502378.083</text:p>
          </table:table-cell>
          <table:table-cell table:formula="of:=[.C15]*[.$K$10]" office:value-type="float" office:value="15932595997.2248" calcext:value-type="float">
            <text:p>15932595997.2248</text:p>
          </table:table-cell>
          <table:table-cell table:formula="of:=[.D15]*[.$K$12]" office:value-type="float" office:value="-29532.3862544301" calcext:value-type="float">
            <text:p>-29532.3862544301</text:p>
          </table:table-cell>
          <table:table-cell table:formula="of:=[.E15]*[.$K$12]" office:value-type="float" office:value="-4995.64669811925" calcext:value-type="float">
            <text:p>-4995.6466981193</text:p>
          </table:table-cell>
          <table:table-cell table:formula="of:=[.F15]*[.$K$12]" office:value-type="float" office:value="-5202.61291046104" calcext:value-type="float">
            <text:p>-5202.612910461</text:p>
          </table:table-cell>
          <table:table-cell table:formula="of:=[.G15]*[.$K$13]" office:value-type="float" office:value="6687000000000000" calcext:value-type="float">
            <text:p>6687000000000000</text:p>
          </table:table-cell>
          <table:table-cell office:value-type="string" calcext:value-type="string">
            <text:p>Eros</text:p>
          </table:table-cell>
          <table:table-cell table:number-columns-repeated="8"/>
        </table:table-row>
        <table:table-row table:style-name="ro1">
          <table:table-cell table:formula="of:=[.A16]*[.$K$10]" office:value-type="float" office:value="57176152552.9697" calcext:value-type="float">
            <text:p>57176152552.9697</text:p>
          </table:table-cell>
          <table:table-cell table:formula="of:=[.B16]*[.$K$10]" office:value-type="float" office:value="-573547080069.264" calcext:value-type="float">
            <text:p>-573547080069.264</text:p>
          </table:table-cell>
          <table:table-cell table:formula="of:=[.C16]*[.$K$10]" office:value-type="float" office:value="24262796023.9691" calcext:value-type="float">
            <text:p>24262796023.9691</text:p>
          </table:table-cell>
          <table:table-cell table:formula="of:=[.D16]*[.$K$12]" office:value-type="float" office:value="9920.97509321759" calcext:value-type="float">
            <text:p>9920.9750932176</text:p>
          </table:table-cell>
          <table:table-cell table:formula="of:=[.E16]*[.$K$12]" office:value-type="float" office:value="-294.493372094622" calcext:value-type="float">
            <text:p>-294.4933720946</text:p>
          </table:table-cell>
          <table:table-cell table:formula="of:=[.F16]*[.$K$12]" office:value-type="float" office:value="-1519.95557405483" calcext:value-type="float">
            <text:p>-1519.9555740548</text:p>
          </table:table-cell>
          <table:table-cell table:formula="of:=[.G16]*[.$K$13]" office:value-type="string" office:string-value="" calcext:value-type="error">
            <text:p>#VALUE!</text:p>
          </table:table-cell>
          <table:table-cell office:value-type="string" calcext:value-type="string">
            <text:p>Alinda</text:p>
          </table:table-cell>
          <table:table-cell table:number-columns-repeated="8"/>
        </table:table-row>
        <table:table-row table:style-name="ro1">
          <table:table-cell table:formula="of:=[.A17]*[.$K$10]" office:value-type="float" office:value="349772334507.201" calcext:value-type="float">
            <text:p>349772334507.201</text:p>
          </table:table-cell>
          <table:table-cell table:formula="of:=[.B17]*[.$K$10]" office:value-type="float" office:value="198808415162.96" calcext:value-type="float">
            <text:p>198808415162.96</text:p>
          </table:table-cell>
          <table:table-cell table:formula="of:=[.C17]*[.$K$10]" office:value-type="float" office:value="-52192348669.1861" calcext:value-type="float">
            <text:p>-52192348669.1861</text:p>
          </table:table-cell>
          <table:table-cell table:formula="of:=[.D17]*[.$K$12]" office:value-type="float" office:value="-8795.25842151513" calcext:value-type="float">
            <text:p>-8795.2584215151</text:p>
          </table:table-cell>
          <table:table-cell table:formula="of:=[.E17]*[.$K$12]" office:value-type="float" office:value="10584.5135686785" calcext:value-type="float">
            <text:p>10584.5135686785</text:p>
          </table:table-cell>
          <table:table-cell table:formula="of:=[.F17]*[.$K$12]" office:value-type="float" office:value="-1921.63780905603" calcext:value-type="float">
            <text:p>-1921.637809056</text:p>
          </table:table-cell>
          <table:table-cell table:formula="of:=[.G17]*[.$K$13]" office:value-type="string" office:string-value="" calcext:value-type="error">
            <text:p>#VALUE!</text:p>
          </table:table-cell>
          <table:table-cell office:value-type="string" calcext:value-type="string">
            <text:p>Amor</text:p>
          </table:table-cell>
          <table:table-cell table:number-columns-repeated="8"/>
        </table:table-row>
        <table:table-row table:style-name="ro1">
          <table:table-cell table:formula="of:=[.A18]*[.$K$10]" office:value-type="float" office:value="55373980731.2085" calcext:value-type="float">
            <text:p>55373980731.2085</text:p>
          </table:table-cell>
          <table:table-cell table:formula="of:=[.B18]*[.$K$10]" office:value-type="float" office:value="-242842103851.345" calcext:value-type="float">
            <text:p>-242842103851.345</text:p>
          </table:table-cell>
          <table:table-cell table:formula="of:=[.C18]*[.$K$10]" office:value-type="float" office:value="-26924951936.9476" calcext:value-type="float">
            <text:p>-26924951936.9476</text:p>
          </table:table-cell>
          <table:table-cell table:formula="of:=[.D18]*[.$K$12]" office:value-type="float" office:value="11707.0647729985" calcext:value-type="float">
            <text:p>11707.0647729985</text:p>
          </table:table-cell>
          <table:table-cell table:formula="of:=[.E18]*[.$K$12]" office:value-type="float" office:value="-8308.42697882535" calcext:value-type="float">
            <text:p>-8308.4269788254</text:p>
          </table:table-cell>
          <table:table-cell table:formula="of:=[.F18]*[.$K$12]" office:value-type="float" office:value="-5051.63428304707" calcext:value-type="float">
            <text:p>-5051.6342830471</text:p>
          </table:table-cell>
          <table:table-cell table:formula="of:=[.G18]*[.$K$13]" office:value-type="string" office:string-value="" calcext:value-type="error">
            <text:p>#VALUE!</text:p>
          </table:table-cell>
          <table:table-cell office:value-type="string" calcext:value-type="string">
            <text:p>Icarus</text:p>
          </table:table-cell>
          <table:table-cell table:number-columns-repeated="8"/>
        </table:table-row>
        <table:table-row table:style-name="ro1">
          <table:table-cell table:formula="of:=[.A19]*[.$K$10]" office:value-type="float" office:value="-47478691384.4292" calcext:value-type="float">
            <text:p>-47478691384.4292</text:p>
          </table:table-cell>
          <table:table-cell table:formula="of:=[.B19]*[.$K$10]" office:value-type="float" office:value="227687750749.55" calcext:value-type="float">
            <text:p>227687750749.55</text:p>
          </table:table-cell>
          <table:table-cell table:formula="of:=[.C19]*[.$K$10]" office:value-type="float" office:value="45155705144.4691" calcext:value-type="float">
            <text:p>45155705144.4691</text:p>
          </table:table-cell>
          <table:table-cell table:formula="of:=[.D19]*[.$K$12]" office:value-type="float" office:value="-18524.3957564487" calcext:value-type="float">
            <text:p>-18524.3957564487</text:p>
          </table:table-cell>
          <table:table-cell table:formula="of:=[.E19]*[.$K$12]" office:value-type="float" office:value="-7678.88259993011" calcext:value-type="float">
            <text:p>-7678.8825999301</text:p>
          </table:table-cell>
          <table:table-cell table:formula="of:=[.F19]*[.$K$12]" office:value-type="float" office:value="-3379.32986783474" calcext:value-type="float">
            <text:p>-3379.3298678347</text:p>
          </table:table-cell>
          <table:table-cell table:formula="of:=[.G19]*[.$K$13]" office:value-type="string" office:string-value="" calcext:value-type="error">
            <text:p>#VALUE!</text:p>
          </table:table-cell>
          <table:table-cell office:value-type="string" calcext:value-type="string">
            <text:p>Geographos</text:p>
          </table:table-cell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NORMALIZED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>
            <text:p>rx’</text:p>
          </table:table-cell>
          <table:table-cell table:style-name="ce2" office:value-type="string" calcext:value-type="string">
            <text:p>ry’</text:p>
          </table:table-cell>
          <table:table-cell table:style-name="ce2" office:value-type="string" calcext:value-type="string">
            <text:p>rz’</text:p>
          </table:table-cell>
          <table:table-cell table:style-name="ce2" office:value-type="string" calcext:value-type="string">
            <text:p>vx’</text:p>
          </table:table-cell>
          <table:table-cell table:style-name="ce2" office:value-type="string" calcext:value-type="string">
            <text:p>vy’</text:p>
          </table:table-cell>
          <table:table-cell table:style-name="ce2" office:value-type="string" calcext:value-type="string">
            <text:p>vz’</text:p>
          </table:table-cell>
          <table:table-cell table:style-name="ce2" office:value-type="string" calcext:value-type="string">
            <text:p>M’</text:p>
          </table:table-cell>
          <table:table-cell table:style-name="ce2"/>
          <table:table-cell table:number-columns-repeated="8"/>
        </table:table-row>
        <table:table-row table:style-name="ro1">
          <table:table-cell table:formula="of:=[.A25]/[.$K$16]" office:value-type="float" office:value="-0.00113077071040594" calcext:value-type="float">
            <text:p>-0.0011307707</text:p>
          </table:table-cell>
          <table:table-cell table:formula="of:=[.B25]/[.$K$16]" office:value-type="float" office:value="0.0111134104098489" calcext:value-type="float">
            <text:p>0.0111134104</text:p>
          </table:table-cell>
          <table:table-cell table:formula="of:=[.C25]/[.$K$16]" office:value-type="float" office:value="-0.0000858268899939402" calcext:value-type="float">
            <text:p>-8.58268899939402E-05</text:p>
          </table:table-cell>
          <table:table-cell table:formula="of:=[.D25]/[.$K$17]" office:value-type="float" office:value="-0.00136082979526145" calcext:value-type="float">
            <text:p>-0.0013608298</text:p>
          </table:table-cell>
          <table:table-cell table:formula="of:=[.E25]/[.$K$17]" office:value-type="float" office:value="0.000342813624128952" calcext:value-type="float">
            <text:p>0.0003428136</text:p>
          </table:table-cell>
          <table:table-cell table:formula="of:=[.F25]/[.$K$17]" office:value-type="float" office:value="0.0000347765964406823" calcext:value-type="float">
            <text:p>3.47765964406823E-05</text:p>
          </table:table-cell>
          <table:table-cell table:formula="of:=[.G25]*[.$K$18]/([.$K$16]*[.$K$17]^2)" office:value-type="float" office:value="13.27093084" calcext:value-type="float">
            <text:p>13.27093084</text:p>
          </table:table-cell>
          <table:table-cell office:value-type="string" calcext:value-type="string">
            <text:p>Sun</text:p>
          </table:table-cell>
          <table:table-cell table:number-columns-repeated="8"/>
        </table:table-row>
        <table:table-row table:style-name="ro1">
          <table:table-cell table:formula="of:=[.A26]/[.$K$16]" office:value-type="float" office:value="-0.82381163061864" calcext:value-type="float">
            <text:p>-0.8238116306</text:p>
          </table:table-cell>
          <table:table-cell table:formula="of:=[.B26]/[.$K$16]" office:value-type="float" office:value="0.700540482137654" calcext:value-type="float">
            <text:p>0.7005404821</text:p>
          </table:table-cell>
          <table:table-cell table:formula="of:=[.C26]/[.$K$16]" office:value-type="float" office:value="0.0568489630946552" calcext:value-type="float">
            <text:p>0.0568489631</text:p>
          </table:table-cell>
          <table:table-cell table:formula="of:=[.D26]/[.$K$17]" office:value-type="float" office:value="-2.26390481769326" calcext:value-type="float">
            <text:p>-2.2639048177</text:p>
          </table:table-cell>
          <table:table-cell table:formula="of:=[.E26]/[.$K$17]" office:value-type="float" office:value="-2.70172880105754" calcext:value-type="float">
            <text:p>-2.7017288011</text:p>
          </table:table-cell>
          <table:table-cell table:formula="of:=[.F26]/[.$K$17]" office:value-type="float" office:value="0.0935252284412229" calcext:value-type="float">
            <text:p>0.0935252284</text:p>
          </table:table-cell>
          <table:table-cell table:formula="of:=[.G26]*[.$K$18]/([.$K$16]*[.$K$17]^2)" office:value-type="float" office:value="0.00003249159004" calcext:value-type="float">
            <text:p>3.249159004E-05</text:p>
          </table:table-cell>
          <table:table-cell office:value-type="string" calcext:value-type="string">
            <text:p>Venus</text:p>
          </table:table-cell>
          <table:table-cell table:number-columns-repeated="8"/>
        </table:table-row>
        <table:table-row table:style-name="ro1">
          <table:table-cell table:formula="of:=[.A27]/[.$K$16]" office:value-type="float" office:value="-0.256577602178779" calcext:value-type="float">
            <text:p>-0.2565776022</text:p>
          </table:table-cell>
          <table:table-cell table:formula="of:=[.B27]/[.$K$16]" office:value-type="float" office:value="1.45977679294027" calcext:value-type="float">
            <text:p>1.4597767929</text:p>
          </table:table-cell>
          <table:table-cell table:formula="of:=[.C27]/[.$K$16]" office:value-type="float" office:value="-0.000155040188080967" calcext:value-type="float">
            <text:p>-0.0001550402</text:p>
          </table:table-cell>
          <table:table-cell table:formula="of:=[.D27]/[.$K$17]" office:value-type="float" office:value="-2.98433071286502" calcext:value-type="float">
            <text:p>-2.9843307129</text:p>
          </table:table-cell>
          <table:table-cell table:formula="of:=[.E27]/[.$K$17]" office:value-type="float" office:value="-0.527284454769434" calcext:value-type="float">
            <text:p>-0.5272844548</text:p>
          </table:table-cell>
          <table:table-cell table:formula="of:=[.F27]/[.$K$17]" office:value-type="float" office:value="0.000092570751149279" calcext:value-type="float">
            <text:p>9.2570751149279E-05</text:p>
          </table:table-cell>
          <table:table-cell table:formula="of:=[.G27]*[.$K$18]/([.$K$16]*[.$K$17]^2)" office:value-type="float" office:value="0.0000398574405096" calcext:value-type="float">
            <text:p>3.98574405096E-05</text:p>
          </table:table-cell>
          <table:table-cell office:value-type="string" calcext:value-type="string">
            <text:p>Earth</text:p>
          </table:table-cell>
          <table:table-cell table:number-columns-repeated="8"/>
        </table:table-row>
        <table:table-row table:style-name="ro1">
          <table:table-cell table:formula="of:=[.A28]/[.$K$16]" office:value-type="float" office:value="1.62980621272689" calcext:value-type="float">
            <text:p>1.6298062127</text:p>
          </table:table-cell>
          <table:table-cell table:formula="of:=[.B28]/[.$K$16]" office:value-type="float" office:value="1.44917033384072" calcext:value-type="float">
            <text:p>1.4491703338</text:p>
          </table:table-cell>
          <table:table-cell table:formula="of:=[.C28]/[.$K$16]" office:value-type="float" office:value="-0.00997236821936206" calcext:value-type="float">
            <text:p>-0.0099723682</text:p>
          </table:table-cell>
          <table:table-cell table:formula="of:=[.D28]/[.$K$17]" office:value-type="float" office:value="-1.51175879846574" calcext:value-type="float">
            <text:p>-1.5117587985</text:p>
          </table:table-cell>
          <table:table-cell table:formula="of:=[.E28]/[.$K$17]" office:value-type="float" office:value="2.02446607726208" calcext:value-type="float">
            <text:p>2.0244660773</text:p>
          </table:table-cell>
          <table:table-cell table:formula="of:=[.F28]/[.$K$17]" office:value-type="float" office:value="0.0795095045549155" calcext:value-type="float">
            <text:p>0.0795095046</text:p>
          </table:table-cell>
          <table:table-cell table:formula="of:=[.G28]*[.$K$18]/([.$K$16]*[.$K$17]^2)" office:value-type="float" office:value="0.0000042826698664" calcext:value-type="float">
            <text:p>4.2826698664E-06</text:p>
          </table:table-cell>
          <table:table-cell office:value-type="string" calcext:value-type="string">
            <text:p>Mart</text:p>
          </table:table-cell>
          <table:table-cell table:number-columns-repeated="8"/>
        </table:table-row>
        <table:table-row table:style-name="ro1">
          <table:table-cell table:formula="of:=[.A29]/[.$K$16]" office:value-type="float" office:value="-3.19398631670554" calcext:value-type="float">
            <text:p>-3.1939863167</text:p>
          </table:table-cell>
          <table:table-cell table:formula="of:=[.B29]/[.$K$16]" office:value-type="float" office:value="-7.32708067527894" calcext:value-type="float">
            <text:p>-7.3270806753</text:p>
          </table:table-cell>
          <table:table-cell table:formula="of:=[.C29]/[.$K$16]" office:value-type="float" office:value="0.101834183785107" calcext:value-type="float">
            <text:p>0.1018341838</text:p>
          </table:table-cell>
          <table:table-cell table:formula="of:=[.D29]/[.$K$17]" office:value-type="float" office:value="1.18196775086238" calcext:value-type="float">
            <text:p>1.1819677509</text:p>
          </table:table-cell>
          <table:table-cell table:formula="of:=[.E29]/[.$K$17]" office:value-type="float" office:value="-0.459693431285892" calcext:value-type="float">
            <text:p>-0.4596934313</text:p>
          </table:table-cell>
          <table:table-cell table:formula="of:=[.F29]/[.$K$17]" office:value-type="float" office:value="-0.0245309700099851" calcext:value-type="float">
            <text:p>-0.02453097</text:p>
          </table:table-cell>
          <table:table-cell table:formula="of:=[.G29]*[.$K$18]/([.$K$16]*[.$K$17]^2)" office:value-type="float" office:value="0.0126678159192" calcext:value-type="float">
            <text:p>0.0126678159</text:p>
          </table:table-cell>
          <table:table-cell office:value-type="string" calcext:value-type="string">
            <text:p>Jupiter</text:p>
          </table:table-cell>
          <table:table-cell table:number-columns-repeated="8"/>
        </table:table-row>
        <table:table-row table:style-name="ro1">
          <table:table-cell table:formula="of:=[.A30]/[.$K$16]" office:value-type="float" office:value="2.93035727274253" calcext:value-type="float">
            <text:p>2.9303572727</text:p>
          </table:table-cell>
          <table:table-cell table:formula="of:=[.B30]/[.$K$16]" office:value-type="float" office:value="-14.7498934935096" calcext:value-type="float">
            <text:p>-14.7498934935</text:p>
          </table:table-cell>
          <table:table-cell table:formula="of:=[.C30]/[.$K$16]" office:value-type="float" office:value="0.139815863601551" calcext:value-type="float">
            <text:p>0.1398158636</text:p>
          </table:table-cell>
          <table:table-cell table:formula="of:=[.D30]/[.$K$17]" office:value-type="float" office:value="0.894148692765955" calcext:value-type="float">
            <text:p>0.8941486928</text:p>
          </table:table-cell>
          <table:table-cell table:formula="of:=[.E30]/[.$K$17]" office:value-type="float" office:value="0.185279086325075" calcext:value-type="float">
            <text:p>0.1852790863</text:p>
          </table:table-cell>
          <table:table-cell table:formula="of:=[.F30]/[.$K$17]" office:value-type="float" office:value="-0.0388626520086243" calcext:value-type="float">
            <text:p>-0.038862652</text:p>
          </table:table-cell>
          <table:table-cell table:formula="of:=[.G30]*[.$K$18]/([.$K$16]*[.$K$17]^2)" office:value-type="float" office:value="0.0037930102256" calcext:value-type="float">
            <text:p>0.0037930102</text:p>
          </table:table-cell>
          <table:table-cell office:value-type="string" calcext:value-type="string">
            <text:p>Saturn</text:p>
          </table:table-cell>
          <table:table-cell table:number-columns-repeated="8"/>
        </table:table-row>
        <table:table-row table:style-name="ro1">
          <table:table-cell table:formula="of:=[.A31]/[.$K$16]" office:value-type="float" office:value="-0.259438402885861" calcext:value-type="float">
            <text:p>-0.2594384029</text:p>
          </table:table-cell>
          <table:table-cell table:formula="of:=[.B31]/[.$K$16]" office:value-type="float" office:value="1.45719198501825" calcext:value-type="float">
            <text:p>1.457191985</text:p>
          </table:table-cell>
          <table:table-cell table:formula="of:=[.C31]/[.$K$16]" office:value-type="float" office:value="0.000187779384752289" calcext:value-type="float">
            <text:p>0.0001877794</text:p>
          </table:table-cell>
          <table:table-cell table:formula="of:=[.D31]/[.$K$17]" office:value-type="float" office:value="-2.92004161028858" calcext:value-type="float">
            <text:p>-2.9200416103</text:p>
          </table:table-cell>
          <table:table-cell table:formula="of:=[.E31]/[.$K$17]" office:value-type="float" office:value="-0.60567050662055" calcext:value-type="float">
            <text:p>-0.6056705066</text:p>
          </table:table-cell>
          <table:table-cell table:formula="of:=[.F31]/[.$K$17]" office:value-type="float" office:value="-0.00196694318705078" calcext:value-type="float">
            <text:p>-0.0019669432</text:p>
          </table:table-cell>
          <table:table-cell table:formula="of:=[.G31]*[.$K$18]/([.$K$16]*[.$K$17]^2)" office:value-type="float" office:value="0.0000004904605016" calcext:value-type="float">
            <text:p>4.904605016E-07</text:p>
          </table:table-cell>
          <table:table-cell office:value-type="string" calcext:value-type="string">
            <text:p>Moon</text:p>
          </table:table-cell>
          <table:table-cell table:number-columns-repeated="8"/>
        </table:table-row>
        <table:table-row table:style-name="ro1">
          <table:table-cell table:formula="of:=[.A32]/[.$K$16]" office:value-type="float" office:value="-1.55031995530442" calcext:value-type="float">
            <text:p>-1.5503199553</text:p>
          </table:table-cell>
          <table:table-cell table:formula="of:=[.B32]/[.$K$16]" office:value-type="float" office:value="3.7115225665057" calcext:value-type="float">
            <text:p>3.7115225665</text:p>
          </table:table-cell>
          <table:table-cell table:formula="of:=[.C32]/[.$K$16]" office:value-type="float" office:value="1.07577092892638" calcext:value-type="float">
            <text:p>1.0757709289</text:p>
          </table:table-cell>
          <table:table-cell table:formula="of:=[.D32]/[.$K$17]" office:value-type="float" office:value="-0.849230673659938" calcext:value-type="float">
            <text:p>-0.8492306737</text:p>
          </table:table-cell>
          <table:table-cell table:formula="of:=[.E32]/[.$K$17]" office:value-type="float" office:value="-1.23561472238939" calcext:value-type="float">
            <text:p>-1.2356147224</text:p>
          </table:table-cell>
          <table:table-cell table:formula="of:=[.F32]/[.$K$17]" office:value-type="float" office:value="-0.465729626010539" calcext:value-type="float">
            <text:p>-0.465729626</text:p>
          </table:table-cell>
          <table:table-cell table:formula="of:=[.G32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Antinous</text:p>
          </table:table-cell>
          <table:table-cell table:number-columns-repeated="8"/>
        </table:table-row>
        <table:table-row table:style-name="ro1">
          <table:table-cell table:formula="of:=[.A33]/[.$K$16]" office:value-type="float" office:value="0.994679101470549" calcext:value-type="float">
            <text:p>0.9946791015</text:p>
          </table:table-cell>
          <table:table-cell table:formula="of:=[.B33]/[.$K$16]" office:value-type="float" office:value="-1.3597729866462" calcext:value-type="float">
            <text:p>-1.3597729866</text:p>
          </table:table-cell>
          <table:table-cell table:formula="of:=[.C33]/[.$K$16]" office:value-type="float" office:value="-1.95124350340132" calcext:value-type="float">
            <text:p>-1.9512435034</text:p>
          </table:table-cell>
          <table:table-cell table:formula="of:=[.D33]/[.$K$17]" office:value-type="float" office:value="1.77543352466365" calcext:value-type="float">
            <text:p>1.7754335247</text:p>
          </table:table-cell>
          <table:table-cell table:formula="of:=[.E33]/[.$K$17]" office:value-type="float" office:value="1.11106404599654" calcext:value-type="float">
            <text:p>1.111064046</text:p>
          </table:table-cell>
          <table:table-cell table:formula="of:=[.F33]/[.$K$17]" office:value-type="float" office:value="-1.35716820978872" calcext:value-type="float">
            <text:p>-1.3571682098</text:p>
          </table:table-cell>
          <table:table-cell table:formula="of:=[.G33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Betulia</text:p>
          </table:table-cell>
          <table:table-cell table:number-columns-repeated="8"/>
        </table:table-row>
        <table:table-row table:style-name="ro1">
          <table:table-cell table:formula="of:=[.A34]/[.$K$16]" office:value-type="float" office:value="1.84110757092753" calcext:value-type="float">
            <text:p>1.8411075709</text:p>
          </table:table-cell>
          <table:table-cell table:formula="of:=[.B34]/[.$K$16]" office:value-type="float" office:value="1.77024904741663" calcext:value-type="float">
            <text:p>1.7702490474</text:p>
          </table:table-cell>
          <table:table-cell table:formula="of:=[.C34]/[.$K$16]" office:value-type="float" office:value="-0.37848918617895" calcext:value-type="float">
            <text:p>-0.3784891862</text:p>
          </table:table-cell>
          <table:table-cell table:formula="of:=[.D34]/[.$K$17]" office:value-type="float" office:value="-0.840836016304312" calcext:value-type="float">
            <text:p>-0.8408360163</text:p>
          </table:table-cell>
          <table:table-cell table:formula="of:=[.E34]/[.$K$17]" office:value-type="float" office:value="2.1967273424673" calcext:value-type="float">
            <text:p>2.1967273425</text:p>
          </table:table-cell>
          <table:table-cell table:formula="of:=[.F34]/[.$K$17]" office:value-type="float" office:value="-0.132002444784087" calcext:value-type="float">
            <text:p>-0.1320024448</text:p>
          </table:table-cell>
          <table:table-cell table:formula="of:=[.G34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Ivar</text:p>
          </table:table-cell>
          <table:table-cell table:number-columns-repeated="8"/>
        </table:table-row>
        <table:table-row table:style-name="ro1">
          <table:table-cell table:formula="of:=[.A35]/[.$K$16]" office:value-type="float" office:value="1.25725112786401" calcext:value-type="float">
            <text:p>1.2572511279</text:p>
          </table:table-cell>
          <table:table-cell table:formula="of:=[.B35]/[.$K$16]" office:value-type="float" office:value="-0.62140864670648" calcext:value-type="float">
            <text:p>-0.6214086467</text:p>
          </table:table-cell>
          <table:table-cell table:formula="of:=[.C35]/[.$K$16]" office:value-type="float" office:value="0.199552372498805" calcext:value-type="float">
            <text:p>0.1995523725</text:p>
          </table:table-cell>
          <table:table-cell table:formula="of:=[.D35]/[.$K$17]" office:value-type="float" office:value="0.428191610020816" calcext:value-type="float">
            <text:p>0.42819161</text:p>
          </table:table-cell>
          <table:table-cell table:formula="of:=[.E35]/[.$K$17]" office:value-type="float" office:value="3.46075086088854" calcext:value-type="float">
            <text:p>3.4607508609</text:p>
          </table:table-cell>
          <table:table-cell table:formula="of:=[.F35]/[.$K$17]" office:value-type="float" office:value="0.113163834980804" calcext:value-type="float">
            <text:p>0.113163835</text:p>
          </table:table-cell>
          <table:table-cell table:formula="of:=[.G35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Toro</text:p>
          </table:table-cell>
          <table:table-cell table:number-columns-repeated="8"/>
        </table:table-row>
        <table:table-row table:style-name="ro1">
          <table:table-cell table:formula="of:=[.A36]/[.$K$16]" office:value-type="float" office:value="-2.43552948007865" calcext:value-type="float">
            <text:p>-2.4355294801</text:p>
          </table:table-cell>
          <table:table-cell table:formula="of:=[.B36]/[.$K$16]" office:value-type="float" office:value="2.36787617353573" calcext:value-type="float">
            <text:p>2.3678761735</text:p>
          </table:table-cell>
          <table:table-cell table:formula="of:=[.C36]/[.$K$16]" office:value-type="float" office:value="0.371204571546916" calcext:value-type="float">
            <text:p>0.3712045715</text:p>
          </table:table-cell>
          <table:table-cell table:formula="of:=[.D36]/[.$K$17]" office:value-type="float" office:value="-1.03519646724043" calcext:value-type="float">
            <text:p>-1.0351964672</text:p>
          </table:table-cell>
          <table:table-cell table:formula="of:=[.E36]/[.$K$17]" office:value-type="float" office:value="-0.826467021416222" calcext:value-type="float">
            <text:p>-0.8264670214</text:p>
          </table:table-cell>
          <table:table-cell table:formula="of:=[.F36]/[.$K$17]" office:value-type="float" office:value="-0.00772815473591248" calcext:value-type="float">
            <text:p>-0.0077281547</text:p>
          </table:table-cell>
          <table:table-cell table:formula="of:=[.G36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Apollo</text:p>
          </table:table-cell>
          <table:table-cell table:number-columns-repeated="8"/>
        </table:table-row>
        <table:table-row table:style-name="ro1">
          <table:table-cell table:formula="of:=[.A37]/[.$K$16]" office:value-type="float" office:value="-0.164237026850639" calcext:value-type="float">
            <text:p>-0.1642370269</text:p>
          </table:table-cell>
          <table:table-cell table:formula="of:=[.B37]/[.$K$16]" office:value-type="float" office:value="1.72870502378083" calcext:value-type="float">
            <text:p>1.7287050238</text:p>
          </table:table-cell>
          <table:table-cell table:formula="of:=[.C37]/[.$K$16]" office:value-type="float" office:value="0.159325959972248" calcext:value-type="float">
            <text:p>0.15932596</text:p>
          </table:table-cell>
          <table:table-cell table:formula="of:=[.D37]/[.$K$17]" office:value-type="float" office:value="-2.95323862544301" calcext:value-type="float">
            <text:p>-2.9532386254</text:p>
          </table:table-cell>
          <table:table-cell table:formula="of:=[.E37]/[.$K$17]" office:value-type="float" office:value="-0.499564669811925" calcext:value-type="float">
            <text:p>-0.4995646698</text:p>
          </table:table-cell>
          <table:table-cell table:formula="of:=[.F37]/[.$K$17]" office:value-type="float" office:value="-0.520261291046104" calcext:value-type="float">
            <text:p>-0.520261291</text:p>
          </table:table-cell>
          <table:table-cell table:formula="of:=[.G37]*[.$K$18]/([.$K$16]*[.$K$17]^2)" office:value-type="float" office:value="0.00000000000004462796808" calcext:value-type="float">
            <text:p>4.462796808E-14</text:p>
          </table:table-cell>
          <table:table-cell office:value-type="string" calcext:value-type="string">
            <text:p>Eros</text:p>
          </table:table-cell>
          <table:table-cell table:number-columns-repeated="8"/>
        </table:table-row>
        <table:table-row table:style-name="ro1">
          <table:table-cell table:formula="of:=[.A38]/[.$K$16]" office:value-type="float" office:value="0.571761525529696" calcext:value-type="float">
            <text:p>0.5717615255</text:p>
          </table:table-cell>
          <table:table-cell table:formula="of:=[.B38]/[.$K$16]" office:value-type="float" office:value="-5.73547080069264" calcext:value-type="float">
            <text:p>-5.7354708007</text:p>
          </table:table-cell>
          <table:table-cell table:formula="of:=[.C38]/[.$K$16]" office:value-type="float" office:value="0.242627960239691" calcext:value-type="float">
            <text:p>0.2426279602</text:p>
          </table:table-cell>
          <table:table-cell table:formula="of:=[.D38]/[.$K$17]" office:value-type="float" office:value="0.992097509321759" calcext:value-type="float">
            <text:p>0.9920975093</text:p>
          </table:table-cell>
          <table:table-cell table:formula="of:=[.E38]/[.$K$17]" office:value-type="float" office:value="-0.0294493372094622" calcext:value-type="float">
            <text:p>-0.0294493372</text:p>
          </table:table-cell>
          <table:table-cell table:formula="of:=[.F38]/[.$K$17]" office:value-type="float" office:value="-0.151995557405483" calcext:value-type="float">
            <text:p>-0.1519955574</text:p>
          </table:table-cell>
          <table:table-cell table:formula="of:=[.G38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Alinda</text:p>
          </table:table-cell>
          <table:table-cell table:number-columns-repeated="8"/>
        </table:table-row>
        <table:table-row table:style-name="ro1">
          <table:table-cell table:formula="of:=[.A39]/[.$K$16]" office:value-type="float" office:value="3.49772334507201" calcext:value-type="float">
            <text:p>3.4977233451</text:p>
          </table:table-cell>
          <table:table-cell table:formula="of:=[.B39]/[.$K$16]" office:value-type="float" office:value="1.9880841516296" calcext:value-type="float">
            <text:p>1.9880841516</text:p>
          </table:table-cell>
          <table:table-cell table:formula="of:=[.C39]/[.$K$16]" office:value-type="float" office:value="-0.521923486691861" calcext:value-type="float">
            <text:p>-0.5219234867</text:p>
          </table:table-cell>
          <table:table-cell table:formula="of:=[.D39]/[.$K$17]" office:value-type="float" office:value="-0.879525842151513" calcext:value-type="float">
            <text:p>-0.8795258422</text:p>
          </table:table-cell>
          <table:table-cell table:formula="of:=[.E39]/[.$K$17]" office:value-type="float" office:value="1.05845135686785" calcext:value-type="float">
            <text:p>1.0584513569</text:p>
          </table:table-cell>
          <table:table-cell table:formula="of:=[.F39]/[.$K$17]" office:value-type="float" office:value="-0.192163780905603" calcext:value-type="float">
            <text:p>-0.1921637809</text:p>
          </table:table-cell>
          <table:table-cell table:formula="of:=[.G39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Amor</text:p>
          </table:table-cell>
          <table:table-cell table:number-columns-repeated="8"/>
        </table:table-row>
        <table:table-row table:style-name="ro1">
          <table:table-cell table:formula="of:=[.A40]/[.$K$16]" office:value-type="float" office:value="0.553739807312085" calcext:value-type="float">
            <text:p>0.5537398073</text:p>
          </table:table-cell>
          <table:table-cell table:formula="of:=[.B40]/[.$K$16]" office:value-type="float" office:value="-2.42842103851345" calcext:value-type="float">
            <text:p>-2.4284210385</text:p>
          </table:table-cell>
          <table:table-cell table:formula="of:=[.C40]/[.$K$16]" office:value-type="float" office:value="-0.269249519369476" calcext:value-type="float">
            <text:p>-0.2692495194</text:p>
          </table:table-cell>
          <table:table-cell table:formula="of:=[.D40]/[.$K$17]" office:value-type="float" office:value="1.17070647729985" calcext:value-type="float">
            <text:p>1.1707064773</text:p>
          </table:table-cell>
          <table:table-cell table:formula="of:=[.E40]/[.$K$17]" office:value-type="float" office:value="-0.830842697882535" calcext:value-type="float">
            <text:p>-0.8308426979</text:p>
          </table:table-cell>
          <table:table-cell table:formula="of:=[.F40]/[.$K$17]" office:value-type="float" office:value="-0.505163428304707" calcext:value-type="float">
            <text:p>-0.5051634283</text:p>
          </table:table-cell>
          <table:table-cell table:formula="of:=[.G40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Icarus</text:p>
          </table:table-cell>
          <table:table-cell table:number-columns-repeated="8"/>
        </table:table-row>
        <table:table-row table:style-name="ro1">
          <table:table-cell table:formula="of:=[.A41]/[.$K$16]" office:value-type="float" office:value="-0.474786913844292" calcext:value-type="float">
            <text:p>-0.4747869138</text:p>
          </table:table-cell>
          <table:table-cell table:formula="of:=[.B41]/[.$K$16]" office:value-type="float" office:value="2.2768775074955" calcext:value-type="float">
            <text:p>2.2768775075</text:p>
          </table:table-cell>
          <table:table-cell table:formula="of:=[.C41]/[.$K$16]" office:value-type="float" office:value="0.451557051444691" calcext:value-type="float">
            <text:p>0.4515570514</text:p>
          </table:table-cell>
          <table:table-cell table:formula="of:=[.D41]/[.$K$17]" office:value-type="float" office:value="-1.85243957564487" calcext:value-type="float">
            <text:p>-1.8524395756</text:p>
          </table:table-cell>
          <table:table-cell table:formula="of:=[.E41]/[.$K$17]" office:value-type="float" office:value="-0.767888259993011" calcext:value-type="float">
            <text:p>-0.76788826</text:p>
          </table:table-cell>
          <table:table-cell table:formula="of:=[.F41]/[.$K$17]" office:value-type="float" office:value="-0.337932986783474" calcext:value-type="float">
            <text:p>-0.3379329868</text:p>
          </table:table-cell>
          <table:table-cell table:formula="of:=[.G41]*[.$K$18]/([.$K$16]*[.$K$17]^2)" office:value-type="string" office:string-value="" calcext:value-type="error">
            <text:p>#VALUE!</text:p>
          </table:table-cell>
          <table:table-cell office:value-type="string" calcext:value-type="string">
            <text:p>Geographo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 style:data-style-name="N2" text:time-value="18:43:38.198524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8T18:52:07.528000297</dc:date>
    <meta:editing-duration>PT3H37S</meta:editing-duration>
    <meta:editing-cycles>62</meta:editing-cycles>
    <meta:document-statistic meta:table-count="1" meta:cell-count="467" meta:object-count="0"/>
  </office:meta>
</office:document-meta>
</file>